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📌 Deliverables for AI Verbal Communication Trainer</text:p>
      <text:p text:style-name="Standard"/>
      <text:p text:style-name="Standard">### 1️⃣ Git Repository Structure (Text Format)</text:p>
      <text:p text:style-name="Standard">```</text:p>
      <text:p text:style-name="Standard">/AI_Verbal_Trainer</text:p>
      <text:p text:style-name="Standard">├── src/</text:p>
      <text:p text:style-name="Standard">│ <text:s text:c="2"/>├── verbal_trainer.py <text:s/># Main Streamlit app</text:p>
      <text:p text:style-name="Standard">│ <text:s text:c="2"/>├── utils.py <text:s/># Helper functions (API key handling, progress tracking)</text:p>
      <text:p text:style-name="Standard">│ <text:s text:c="2"/>├── tests/</text:p>
      <text:p text:style-name="Standard">│ <text:s text:c="2"/>│ <text:s text:c="2"/>├── test_app.py <text:s/># Unit tests for speech processing &amp; AI feedback</text:p>
      <text:p text:style-name="Standard">├── .env.template <text:s/># Template for API keys</text:p>
      <text:p text:style-name="Standard">├── README.txt <text:s/># Setup, usage, and design decisions</text:p>
      <text:p text:style-name="Standard">├── requirements.txt <text:s/># Required dependencies</text:p>
      <text:p text:style-name="Standard">├── progress_log.json <text:s/># Stores user interactions (excluded from Git)</text:p>
      <text:p text:style-name="Standard">└── .gitignore <text:s/># Ignore .env, logs, and credentials</text:p>
      <text:p text:style-name="Standard">```</text:p>
      <text:p text:style-name="Standard"/>
      <text:p text:style-name="Standard">### 2️⃣ **`.env.template` (Text Format)**</text:p>
      <text:p text:style-name="Standard">```</text:p>
      <text:p text:style-name="Standard">GEMINI_API_KEY=your_gemini_api_key_here</text:p>
      <text:p text:style-name="Standard">GOOGLE_APPLICATION_CREDENTIALS=your_google_credentials_path_here</text:p>
      <text:p text:style-name="Standard">```</text:p>
      <text:p text:style-name="Standard"/>
      <text:p text:style-name="Standard">### 3️⃣ **`README.txt` (Text Format)**</text:p>
      <text:p text:style-name="Standard">```</text:p>
      <text:p text:style-name="Standard"># Verbal Communication Skills Trainer</text:p>
      <text:p text:style-name="Standard"/>
      <text:p text:style-name="Standard">## Overview</text:p>
      <text:p text:style-name="Standard">An AI-powered Verbal Communication Trainer that helps users improve speaking abilities through structured AI feedback. Supports text, voice, and file uploads.</text:p>
      <text:p text:style-name="Standard"/>
      <text:p text:style-name="Standard">## Setup Instructions</text:p>
      <text:p text:style-name="Standard">1. Clone the repository:</text:p>
      <text:p text:style-name="Standard"><text:s text:c="3"/>git clone https://github.com/SreeHarhsa/AI_Verbal_Trainer.git</text:p>
      <text:p text:style-name="Standard"><text:s text:c="3"/>cd AI_Verbal_Trainer</text:p>
      <text:p text:style-name="Standard"/>
      <text:p text:style-name="Standard">2. Create &amp; activate a virtual environment:</text:p>
      <text:p text:style-name="Standard"><text:s text:c="3"/>python3 -m venv venv</text:p>
      <text:p text:style-name="Standard"><text:s text:c="3"/>source venv/bin/activate <text:s/># On Windows: venv\Scripts\activate</text:p>
      <text:p text:style-name="Standard"/>
      <text:p text:style-name="Standard">3. Install dependencies:</text:p>
      <text:p text:style-name="Standard"><text:s text:c="3"/>pip install -r requirements.txt</text:p>
      <text:p text:style-name="Standard"/>
      <text:p text:style-name="Standard">4. Set up environment variables:</text:p>
      <text:p text:style-name="Standard"><text:s text:c="3"/>- Rename `.env.template` to `.env` and update with API keys.</text:p>
      <text:p text:style-name="Standard"><text:s text:c="3"/>- Set up Google Cloud credentials for speech processing.</text:p>
      <text:p text:style-name="Standard"/>
      <text:p text:style-name="Standard">5. Run the Streamlit app:</text:p>
      <text:p text:style-name="Standard"><text:s text:c="3"/>streamlit run src/verbal_trainer.py</text:p>
      <text:p text:style-name="Standard"/>
      <text:p text:style-name="Standard">## Features</text:p>
      <text:p text:style-name="Standard">- Chat-based AI coaching with structured feedback.</text:p>
      <text:p text:style-name="Standard"><text:soft-page-break/>- Voice-based training (Speech-to-Text &amp; AI-generated coaching).</text:p>
      <text:p text:style-name="Standard">- Upload audio files for AI analysis.</text:p>
      <text:p text:style-name="Standard">- Skill Training Modules (Impromptu Speaking, Storytelling, Conflict Resolution).</text:p>
      <text:p text:style-name="Standard">- Progress Tracking to review past AI feedback.</text:p>
      <text:p text:style-name="Standard"/>
      <text:p text:style-name="Standard">## Design Decisions</text:p>
      <text:p text:style-name="Standard">- Google Gemini API for consistent AI feedback.</text:p>
      <text:p text:style-name="Standard">- Streamlit for UI development.</text:p>
      <text:p text:style-name="Standard">- Google Speech-to-Text &amp; Text-to-Speech for accurate voice processing.</text:p>
      <text:p text:style-name="Standard">- Error Handling for API failures &amp; speech issues.</text:p>
      <text:p text:style-name="Standard"/>
      <text:p text:style-name="Standard">## Testing</text:p>
      <text:p text:style-name="Standard">- Unit Tests: Located in `/tests/`, covering speech-to-text &amp; AI response handling.</text:p>
      <text:p text:style-name="Standard">- Integration Testing: Simulated workflows for text and voice interactions.</text:p>
      <text:p text:style-name="Standard">```</text:p>
      <text:p text:style-name="Standard"/>
      <text:p text:style-name="Standard">### 4️⃣ **`requirements.txt` (Text Format)**</text:p>
      <text:p text:style-name="Standard">```</text:p>
      <text:p text:style-name="Standard">streamlit</text:p>
      <text:p text:style-name="Standard">speechrecognition</text:p>
      <text:p text:style-name="Standard">pyaudio</text:p>
      <text:p text:style-name="Standard">google-generativeai</text:p>
      <text:p text:style-name="Standard">google-cloud-speech</text:p>
      <text:p text:style-name="Standard">google-cloud-texttospeech</text:p>
      <text:p text:style-name="Standard">python-dotenv</text:p>
      <text:p text:style-name="Standard">docx</text:p>
      <text:p text:style-name="Standard">random</text:p>
      <text:p text:style-name="Standard">tempfile</text:p>
      <text:p text:style-name="Standard">json</text:p>
      <text:p text:style-name="Standard">```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13:03.189643584</meta:creation-date>
    <dc:date>2025-03-04T23:04:14.726169839</dc:date>
    <meta:editing-duration>PT8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319" meta:character-count="2385" meta:non-whitespace-character-count="2091"/>
  </office:meta>
</office:document-meta>
</file>